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5.064cm" fo:keep-together="auto"/>
    </style:style>
    <style:style style:name="表格1.6" style:family="table-row">
      <style:table-row-properties style:min-row-height="3.792cm" fo:keep-together="auto"/>
    </style:style>
    <style:style style:name="表格1.7" style:family="table-row">
      <style:table-row-properties style:min-row-height="1.984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0.041cm" fo:keep-together="auto"/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7.057cm"/>
    </style:style>
    <style:style style:name="表格2.D" style:family="table-column">
      <style:table-column-properties style:column-width="8.003cm"/>
    </style:style>
    <style:style style:name="表格2.E" style:family="table-column">
      <style:table-column-properties style:column-width="7.911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488cm" table:align="left" style:writing-mode="lr-tb"/>
    </style:style>
    <style:style style:name="表格3.A" style:family="table-column">
      <style:table-column-properties style:column-width="3.595cm"/>
    </style:style>
    <style:style style:name="表格3.B" style:family="table-column">
      <style:table-column-properties style:column-width="9.216cm"/>
    </style:style>
    <style:style style:name="表格3.C" style:family="table-column">
      <style:table-column-properties style:column-width="3.881cm"/>
    </style:style>
    <style:style style:name="表格3.D" style:family="table-column">
      <style:table-column-properties style:column-width="8.79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>
        <style:background-image/>
      </style:paragraph-properties>
      <style:text-properties fo:font-size="12pt" officeooo:rsid="00194d93" officeooo:paragraph-rsid="00194d93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94d93" officeooo:paragraph-rsid="0019dbf5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94d93" officeooo:paragraph-rsid="00194d93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9dbf5" officeooo:paragraph-rsid="0019dbf5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15c92" officeooo:paragraph-rsid="00115c92" style:font-size-asian="12pt" style:font-size-complex="12pt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officeooo:paragraph-rsid="00194d93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officeooo:paragraph-rsid="0017d72a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officeooo:rsid="001a2b2a" officeooo:paragraph-rsid="001a2b2a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officeooo:rsid="00194d93" officeooo:paragraph-rsid="00194d93"/>
    </style:style>
    <style:style style:name="P14" style:family="paragraph" style:parent-style-name="Table_20_Contents">
      <style:text-properties officeooo:rsid="00169305" officeooo:paragraph-rsid="00169305"/>
    </style:style>
    <style:style style:name="P1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background-color="#eeeeee">
        <style:background-image/>
      </style:paragraph-properties>
      <style:text-properties fo:font-size="12pt" officeooo:rsid="001d7295" officeooo:paragraph-rsid="001d7295" style:font-size-asian="12pt" style:font-size-complex="12pt"/>
    </style:style>
    <style:style style:name="P18" style:family="paragraph" style:parent-style-name="Table_20_Contents">
      <style:paragraph-properties fo:background-color="#eeeeee">
        <style:background-image/>
      </style:paragraph-properties>
      <style:text-properties fo:font-size="12pt" officeooo:rsid="001a2b2a" officeooo:paragraph-rsid="001a2b2a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10803" officeooo:paragraph-rsid="00210803" style:font-size-asian="12pt" style:font-size-complex="12pt"/>
    </style:style>
    <style:style style:name="P20" style:family="paragraph" style:parent-style-name="Table_20_Contents">
      <style:text-properties officeooo:rsid="001f2610" officeooo:paragraph-rsid="001f26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c7c8" style:font-size-asian="12pt" style:font-size-complex="12pt"/>
    </style:style>
    <style:style style:name="T3" style:family="text">
      <style:text-properties fo:font-size="12pt" officeooo:rsid="0017d72a" style:font-size-asian="12pt" style:font-size-complex="12pt"/>
    </style:style>
    <style:style style:name="T4" style:family="text">
      <style:text-properties fo:font-size="12pt" officeooo:rsid="00194a26" style:font-size-asian="12pt" style:font-size-complex="12pt"/>
    </style:style>
    <style:style style:name="T5" style:family="text">
      <style:text-properties fo:font-size="12pt" officeooo:rsid="00194d93" style:font-size-asian="12pt" style:font-size-complex="12pt"/>
    </style:style>
    <style:style style:name="T6" style:family="text">
      <style:text-properties fo:font-size="12pt" officeooo:rsid="0019dbf5" style:font-size-asian="12pt" style:font-size-complex="12pt"/>
    </style:style>
    <style:style style:name="T7" style:family="text">
      <style:text-properties fo:font-size="12pt" officeooo:rsid="001d7295" style:font-size-asian="12pt" style:font-size-complex="12pt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fo:font-size="12pt" officeooo:rsid="00194d93" style:font-name-asian="Times New Roman" style:font-size-asian="12pt" style:font-size-complex="12pt"/>
    </style:style>
    <style:style style:name="T10" style:family="text">
      <style:text-properties fo:font-size="12pt" officeooo:rsid="001beea9" style:font-name-asian="Times New Roman" style:font-size-asian="12pt" style:font-size-complex="12pt"/>
    </style:style>
    <style:style style:name="T11" style:family="text">
      <style:text-properties officeooo:rsid="00135593"/>
    </style:style>
    <style:style style:name="T12" style:family="text">
      <style:text-properties officeooo:rsid="0019dbf5"/>
    </style:style>
    <style:style style:name="T13" style:family="text">
      <style:text-properties officeooo:rsid="00169305"/>
    </style:style>
    <style:style style:name="T14" style:family="text">
      <style:text-properties officeooo:rsid="001bee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1">生產移轉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8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11">7/07/19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8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3">P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8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3">Ubuntu_<text:span text:style-name="T12">14.04.5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1">PCBA :</text:p>
          </table:table-cell>
          <table:covered-table-cell/>
          <table:table-cell table:style-name="表格1.A3" table:number-columns-spanned="11" office:value-type="string">
            <text:p text:style-name="P3">Quan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8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5">項目</text:p>
                </table:table-cell>
                <table:table-cell table:style-name="表格2.A1" office:value-type="string">
                  <text:p text:style-name="P15">位置</text:p>
                </table:table-cell>
                <table:table-cell table:style-name="表格2.A1" office:value-type="string">
                  <text:p text:style-name="P15">檔案名稱</text:p>
                </table:table-cell>
                <table:table-cell table:style-name="表格2.A1" office:value-type="string">
                  <text:p text:style-name="P15">檢查碼(MD5)</text:p>
                </table:table-cell>
                <table:table-cell table:style-name="表格2.A1" office:value-type="string">
                  <text:p text:style-name="P15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>r<text:span text:style-name="T12">tx-pico-ubuntu-60T.zip</text:span></text:p>
                </table:table-cell>
                <table:table-cell table:style-name="表格2.A1" office:value-type="string">
                  <text:p text:style-name="P19">c1ac1ffb3be80ce0933cf1c4581eea5c</text:p>
                </table:table-cell>
                <table:table-cell table:style-name="表格2.A1" office:value-type="string">
                  <text:p text:style-name="P5">Mksd <text:span text:style-name="T12">for MX60T (DDR3-1G <text:s/>EMMC-4G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2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6">rtx-pico-ubuntu-61T.zip</text:p>
                </table:table-cell>
                <table:table-cell table:style-name="表格2.A1" office:value-type="string">
                  <text:p text:style-name="P19">837cd7d672f51dfbac2f944459f4c9f3</text:p>
                </table:table-cell>
                <table:table-cell table:style-name="表格2.A1" office:value-type="string">
                  <text:p text:style-name="P4">Mksd <text:span text:style-name="T12">for MX61T (DDR3-2G <text:s/>EMMC-4G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6">rtx-pico-ubuntu-62T.zip</text:p>
                </table:table-cell>
                <table:table-cell table:style-name="表格2.A1" office:value-type="string">
                  <text:p text:style-name="P19">7e71929f89161860ebad993159742219</text:p>
                </table:table-cell>
                <table:table-cell table:style-name="表格2.A1" office:value-type="string">
                  <text:p text:style-name="P4">Mksd <text:span text:style-name="T12">for MX62T (DDR3-1G <text:s/>EMMC-8G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6">rtx-pico-ubuntu-63T.zip</text:p>
                </table:table-cell>
                <table:table-cell table:style-name="表格2.A1" office:value-type="string">
                  <text:p text:style-name="P19">93a36bda986f44d4d6984dac6f77f664</text:p>
                </table:table-cell>
                <table:table-cell table:style-name="表格2.A1" office:value-type="string">
                  <text:p text:style-name="P4">Mksd <text:span text:style-name="T12">for MX63T (DDR3-2G <text:s/>EMMC-8G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7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7"/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8"> </text:span><text:span text:style-name="T1">:</text:span></text:p>
            <text:p text:style-name="Table_20_Contents"/>
            <text:p text:style-name="P13">Source Code 說明:</text:p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>
                <table:table-cell table:style-name="表格3.A1" office:value-type="string">
                  <text:p text:style-name="P13">UBOOT</text:p>
                </table:table-cell>
                <table:table-cell table:style-name="表格3.A1" office:value-type="string">
                  <text:p text:style-name="Table_20_Contents">ssh://gitolite@git-server.rtx.org/U-Boot/u-boot-rtx.git</text:p>
                </table:table-cell>
                <table:table-cell table:style-name="表格3.A1" office:value-type="string">
                  <text:p text:style-name="P13">RTX_2015.04</text:p>
                </table:table-cell>
                <table:table-cell table:style-name="表格3.D1" office:value-type="string">
                  <text:p text:style-name="P13">0bde7e918f33b96a2454332b7b82c5d70d489470</text:p>
                </table:table-cell>
              </table:table-row>
              <table:table-row>
                <table:table-cell table:style-name="表格3.A2" office:value-type="string">
                  <text:p text:style-name="P13">KERNEL</text:p>
                </table:table-cell>
                <table:table-cell table:style-name="表格3.A2" office:value-type="string">
                  <text:p text:style-name="Table_20_Contents">ssh://gitolite@git-server.rtx.org/Kernel/linux-rtx.git</text:p>
                </table:table-cell>
                <table:table-cell table:style-name="表格3.A2" office:value-type="string">
                  <text:p text:style-name="P13">RTX_<text:span text:style-name="T14">4.1.15_2.0.0.ga</text:span></text:p>
                </table:table-cell>
                <table:table-cell table:style-name="表格3.D2" office:value-type="string">
                  <text:p text:style-name="P20">033fa066e9b109383c725681ca208f49f45d35eb</text:p>
                </table:table-cell>
              </table:table-row>
              <table:table-row>
                <table:table-cell table:style-name="表格3.A2" office:value-type="string">
                  <text:p text:style-name="P14">MCU firmware</text:p>
                </table:table-cell>
                <table:table-cell table:style-name="表格3.A2" office:value-type="string">
                  <text:p text:style-name="Table_20_Contents">ssh://gitolite@git-server.rtx.org/MCU/EFM32.gi<text:span text:style-name="T13">t</text:span></text:p>
                </table:table-cell>
                <table:table-cell table:style-name="表格3.A2" office:value-type="string">
                  <text:p text:style-name="P14">IMX6-PITX</text:p>
                </table:table-cell>
                <table:table-cell table:style-name="表格3.D2" office:value-type="string">
                  <text:p text:style-name="P14">a93aebfe867863b65b6df5a9b9a52cafcc7c7ca9</text:p>
                </table:table-cell>
              </table:table-row>
            </table:table>
            <text:p text:style-name="Table_20_Contents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8"><text:span text:style-name="T7">1</text:span><text:span text:style-name="T1">. <text:s/>/</text:span><text:span text:style-name="T6">etc/version : </text:span><text:span text:style-name="T8"><text:s/></text:span><text:span text:style-name="T9">rtx-pico-ubuntu-20170</text:span><text:span text:style-name="T10">719</text:span><text:span text:style-name="T9">-mksd</text:span><text:span text:style-name="T1">, <text:s/>For </text:span><text:span text:style-name="T5">PICO-B21</text:span><text:span text:style-name="T1"> </text:span><text:span text:style-name="T2">update</text:span><text:span text:style-name="T1">使用。</text:span></text:p>
            <text:p text:style-name="P17">2. upgrade kernel to 4.1.15_2.0.0, Open ldo_enable mode!!!</text:p>
            <text:p text:style-name="P9"><text:span text:style-name="T7">3</text:span><text:span text:style-name="T1">. </text:span><text:span text:style-name="T5">mksd</text:span><text:span text:style-name="T4"> </text:span><text:span text:style-name="T1">提供</text:span><text:span text:style-name="T5">sdcard</text:span><text:span text:style-name="T1">燒錄</text:span><text:span text:style-name="T3">EMMC所使用。</text:span></text:p>
            <text:p text:style-name="P10"><text:span text:style-name="T7">4</text:span><text:span text:style-name="T3">. 提供不同組態所需的</text:span><text:span text:style-name="T1">BSP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1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1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1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1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1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16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20T17:19:47.724201273</dc:date>
    <meta:print-date>1900-12-31T16:00:00</meta:print-date>
    <meta:editing-cycles>35</meta:editing-cycles>
    <meta:editing-duration>PT53M9S</meta:editing-duration>
    <meta:generator>LibreOffice/4.2.6.3$Linux_X86_64 LibreOffice_project/420m0$Build-3</meta:generator>
    <meta:document-statistic meta:table-count="3" meta:image-count="0" meta:object-count="0" meta:page-count="1" meta:paragraph-count="62" meta:word-count="171" meta:character-count="1017" meta:non-whitespace-character-count="9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